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iknout a/nebo klik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mr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v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text:span> přesuneme všechna pole z levé 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Dovolená a Palivo.</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V případě potřeby změníme.</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pořadí aktivace"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Uložíme a zavřeme formulář.</text:p>
        </text:list-item>
        <text:list-item>
          <text:p text:style-name="P186">Uložíme databázi.</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Najdeme název formuláře v části <text:span text:style-name="LOEmphasis">Formuláře</text:span> (Dovolená).</text:p>
        </text:list-item>
        <text:list-item>
          <text:p text:style-name="P186">Použijeme dvojité kliknutí na jméno formulář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226">Pokud mají dva nebo více prvků v seznamu stejné první písmeno, opakované psaní tohoto prvního písmene bude procházet těmito prvky seznamu.</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Číslo v poli Záznam je číslo záznamu, jehož data jsou zobrazena ve formuláři.</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Pokud máme data v tabulkovém dokumentu, který představuje rozvržení databázové tabulky, a chceme je zkopírovat do tabulky naší databáze, je možné rychle načíst obsah listu přetažením listu do databázové tabulky::</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Umístíme obě okna vedle sebe na plochu.</text:p>
        </text:list-item>
        <text:list-item>
          <text:p text:style-name="P191">Přetáhneme kratu listu ze spodní části okna programu Calc do seznamu tabulek databázového souboru. Ukazatel myši se zobrazí jako čtverec se znaménkem +.</text:p>
        </text:list-item>
        <text:list-item>
          <text:p text:style-name="P192">List pustíme uvolněním tlačítka myši.</text:p>
        </text:list-item>
        <text:list-item>
          <text:p text:style-name="Numbering_20_1">Objeví se průvodce Kopírovat tabulku, který nám pomůže přenést obsah listu do databázové tabulky.</text:p>
        </text:list-item>
        <text:list-item>
          <text:p text:style-name="P192">Na první stránce průvodce vybereme možnosti operace kopírování a pojmenujeme tabulku databáze. Každá z možností je vysvětlena v nápovědě (F1).</text:p>
        </text:list-item>
        <text:list-item>
          <text:p text:style-name="P193">Na druhé stránce průvodce vybereme sloupce listu, které chceme zkopírovat do tabulky.</text:p>
        </text:list-item>
        <text:list-item>
          <text:p text:style-name="P193">Na třetí stránce průvodce definujeme datový typ každého sloupce tabulky.</text:p>
        </text:list-item>
        <text:list-item>
          <text:p text:style-name="P193">Klepneme na <text:span text:style-name="LOMenuPath">Vytvořit</text:span> a naplníme novou tabulku daty z listu.</text:p>
        </text:list-item>
      </text:list>
      <text:list xml:id="list125361497449748" text:continue-list="list125361878923191" text:style-name="Heading_20_Note">
        <text:list-item>
          <text:p text:style-name="Heading_20_Note">Poznámka</text:p>
        </text:list-item>
      </text:list>
      <text:p text:style-name="P25">Operace Kopírovat tabulku zkopíruje pouze hodnoty a řetězce z tabulky programu Calc.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Dotazy se používají k získání konkrétních informací z databáze. Query results are special tables within the database.</text:p>
      <text:p text:style-name="P10">K ukázce použití dotazů použijeme dvě různé metody:</text:p>
      <text:list xml:id="list125360533114746" text:continue-list="list125361083951914" text:style-name="List_20_1">
        <text:list-item>
          <text:p text:style-name="P227">Pomocí naší tabulky SbírkaCD vytvoříme seznam alb od konkrétního umělce. We will do this using the Wizard.</text:p>
        </text:list-item>
        <text:list-item text:style-override="OOoBullets_20_1">
          <text:p text:style-name="P225">Informace, které bychom mohli chtít z tabulky Palivo, obsahují informace o naší spotřebě paliva. Uděláme to pomocí návrhového zobrazení.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V závislosti na okolnostech je možné získat jednu nebo více odpovědí.</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2">33</text:sequence-ref>). The information we want is what albums are by a certain musical group or individual (the album’s author). Můžeme také zahrnout, kdy bylo každé z alb zakoupeno.</text:p>
      <text:list xml:id="list125360081190424" text:continue-list="list125361497449748" text:style-name="Heading_20_Note">
        <text:list-item>
          <text:p text:style-name="P152">Poznámka</text:p>
        </text:list-item>
      </text:list>
      <text:p text:style-name="P36">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Krok 1: Výběr polí</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Vybereme pole z tabulky Sbírka CD v seznamu <text:span text:style-name="LOEmphasis">Dostupná pole</text:span>.</text:p>
        </text:list-item>
      </text:list>
      <text:list xml:id="list125360826138508" text:continue-list="list125359946428057" text:style-name="Numbering_20_2">
        <text:list-item text:start-value="1">
          <text:p text:style-name="P220">Klepneme na <text:span text:style-name="LOEmphasis">Umělec</text:span> a použijeme tlačítko <text:span text:style-name="LOStrongEmphasis">&gt;</text:span> pro přesun do seznamu <text:span text:style-name="LOEmphasis">Pole v dotazu</text:span>.</text:p>
        </text:list-item>
        <text:list-item>
          <text:p text:style-name="P220">Stejným způsobem přesuneme pole <text:span text:style-name="LOEmphasis">NázevAlba</text:span> a pole <text:span text:style-name="LOEmphasis">DatumZakoupení</text:span>.</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Pokud chceme změnit pořadí polí, vybereme pole, které chceme přesunout a klepneme na šipku nahoru nebo dolů napravo od pole se seznamem <text:span text:style-name="LOEmphasis">Pole v dotazu</text:span>.</text:p>
      <text:p text:style-name="P10"><text:span text:style-name="LOStrongEmphasis">Krok 2: Volba </text:span><text:alphabetical-index-mark text:string-value="pořadí řazení (databázová pole)"/><text:span text:style-name="LOStrongEmphasis">pořadí řazení</text:span></text:p>
      <text:p text:style-name="P10">Ke třídění informací našeho dotazu můžeme použít až čtyři pole. V tomto bodě nám pomůže trochu jednoduché logiky. Které pole je nejdůležitější?</text:p>
      <text:p text:style-name="P10">In our query, the artist is most important. The album title is less important, and the date purchased is of least importance. Samozřejmě pokud by nás zajímalo, jakou hudbu jsme v daný den kupovali, nejdůležitější by bylo datum zakoupení.</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Pokud chceme zobrazit seznam umělců v abecedním pořadí (a-z), vybereme na pravé straně <text:span text:style-name="LOEmphasis">Vzestupně</text:span>.</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Krok 3: Výběr </text:span><text:alphabetical-index-mark text:string-value="vyhledávací podmínky" text:key1="dotazy (databáze)"/><text:span text:style-name="LOStrongEmphasis">vyhledávacích podmínek</text:span></text:p>
      <text:p text:style-name="P10">Vyhledávací podmínky nám umožňují porovnt jméno, které jsme zadali, se jmény interpreta v naší databázi a rozhodnout se, zda konkrétního interpreta zahrneme do výsledků dotazu.</text:p>
      <text:list xml:id="list837563712" text:style-name="List_20_1">
        <text:list-item text:start-value="1">
          <text:p text:style-name="P227"><text:span text:style-name="LOEmphasis">je rovno</text:span>: je stejné jako</text:p>
        </text:list-item>
        <text:list-item>
          <text:p text:style-name="P227"><text:span text:style-name="LOEmphasis">není rovno</text:span>: není stejné jako</text:p>
        </text:list-item>
        <text:list-item>
          <text:p text:style-name="P227"><text:span text:style-name="LOEmphasis">je menší než</text:span>: předchází zadané hodnotě</text:p>
        </text:list-item>
        <text:list-item>
          <text:p text:style-name="P227"><text:span text:style-name="LOEmphasis">je větší než</text:span>: následuje po zadané hodnotě</text:p>
        </text:list-item>
        <text:list-item>
          <text:p text:style-name="P227"><text:span text:style-name="LOEmphasis">je rovno nebo menší než</text:span>: je stejné jako nebo předchází zadané hodnotě</text:p>
        </text:list-item>
        <text:list-item>
          <text:p text:style-name="P227"><text:span text:style-name="LOEmphasis">je rovno nebo větší než</text:span>: je stejné jako nebo následuje po zadané hodnotě</text:p>
        </text:list-item>
        <text:list-item>
          <text:p text:style-name="P227"><text:span text:style-name="LOEmphasis">like</text:span>: nějakým způsobem podobné</text:p>
        </text:list-item>
      </text:list>
      <text:list xml:id="list125361545355821" text:continue-list="list125360081190424" text:style-name="Heading_20_Note">
        <text:list-item>
          <text:p text:style-name="P153">Poznámka</text:p>
        </text:list-item>
      </text:list>
      <text:p text:style-name="P38">Tyto podmínky platí pro čísla, písmena (v abecedním pořadí) a data.</text:p>
      <text:list xml:id="list125360563090416" text:continue-list="list125360819610130" text:style-name="Numbering_20_1">
        <text:list-item text:start-value="1">
          <text:p text:style-name="P195">Protože hledáme pouze jednu věc, použijeme výchozí nastavení <text:span text:style-name="LOEmphasis">Odpovídá všem následujícím</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Do pole <text:span text:style-name="LOEmphasis">Hodnota</text:span> napíšeme jméno umělce. Klepneme na tlačítko <text:span text:style-name="LOStrongEmphasis">Další</text:span>.</text:p>
        </text:list-item>
      </text:list>
      <text:p text:style-name="P56"><text:span text:style-name="LOStrongEmphasis">Step 4: Select type of query</text:span></text:p>
      <text:p text:style-name="P10">Chceme jednoduché informace, takže výchozí volba <text:span text:style-name="LOEmphasis">Podrobný dotaz</text:span> je to, co chceme.</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Protože máme jednoduchý dotaz, není nutné vyplňovat položky Seskupení a Podmínky seskupení. Kroky 5 a 6 v průvodci dotazem jsou v našem dotazu přeskočeny.</text:p>
      <text:p text:style-name="P56"><text:span text:style-name="LOStrongEmphasis">Krok 7: Přiřazení aliasů (pokud jsou potřeba)</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Pokud je něco špatně, použijeme tlačítko <text:span text:style-name="LOStrongEmphasis">Zpět</text:span> a přejdeme ke kroku, který chybu obsahuje.</text:p>
        </text:list-item>
        <text:list-item>
          <text:p text:style-name="P197">Then use the Next button to move to step 8.</text:p>
        </text:list-item>
        <text:list-item>
          <text:p text:style-name="P195">Pojmenujeme dotaz (např.: <text:span text:style-name="LOEmphasis">Dotaz_Umělci</text:span>).</text:p>
        </text:list-item>
        <text:list-item>
          <text:p text:style-name="P195">Vpravo od názvu jsou dvě volby. Vybereme <text:span text:style-name="LOEmphasis">Zobrazit dotaz</text:span>.</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10">Tvorba dotazu v režimu návrhu není tak obtížné, jak by se mohlo na první pohled zdát. Postup má několik kroků, ale každý krok je poměrně jednoduchý.</text:p>
      <text:p text:style-name="P10">Jakou má naše auto spotřebu paliva (míle na galon v USA? This question requires creating two queries, with the first query used as part of the second query.</text:p>
      <text:p text:style-name="P44"><text:span text:style-name="LOStrongEmphasis">Krok 1: Otevření prvního dotazu v režimu návrhu</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Klepneme na tlačítko <text:span text:style-name="LOStrongEmphasis">Zavřít</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Krok 3: Přidání polí do spodní tabulky</text:span></text:p>
      <text:list xml:id="list125360853472176" text:continue-list="list125360106458519" text:style-name="Numbering_20_1">
        <text:list-item text:start-value="1">
          <text:p text:style-name="P195">Použijeme dvojité kliknutí na pole <text:span text:style-name="LOEmphasis">IDPaliva</text:span> v tabulce Palivo.</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Krok 4: Nastavení kritérií dotazu</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Tvorba sestav<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áz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